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6.292cm"/>
    </style:style>
    <style:style style:name="Table1.B" style:family="table-column">
      <style:table-column-properties style:column-width="10.707cm"/>
    </style:style>
    <style:style style:name="Table1.1" style:family="table-row">
      <style:table-row-properties fo:keep-together="auto"/>
    </style:style>
    <style:style style:name="Table1.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left="0.095cm" fo:padding-right="0.097cm" fo:padding-top="0.097cm" fo:padding-bottom="0.097cm" fo:border="0.25pt solid #000000">
        <style:background-image/>
      </style:table-cell-properties>
    </style:style>
    <style:style style:name="Table1.A2" style:family="table-cell">
      <style:table-cell-properties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1.B2" style:family="table-cell">
      <style:table-cell-properties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P1" style:family="paragraph" style:parent-style-name="Standard" style:master-page-name="Standard">
      <style:paragraph-properties style:page-number="auto"/>
    </style:style>
    <style:style style:name="T1" style:family="text">
      <style:text-properties fo:background-color="#ffff00" loext:char-shading-value="0"/>
    </style:style>
    <style:style style:name="T2" style:family="text">
      <style:text-properties fo:background-color="#ff9900" loext:char-shading-value="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ffcc00" loext:char-shading-value="0" style:font-weight-asian="normal" style:font-weight-complex="normal"/>
    </style:style>
    <style:style style:name="T6" style:family="text">
      <style:text-properties fo:background-color="#ffcc00" loext:char-shading-value="0"/>
    </style:style>
    <style:style style:name="T7" style:family="text">
      <style:text-properties fo:background-color="#ff3333" loext:char-shading-value="0"/>
    </style:style>
    <style:style style:name="T8" style:family="text">
      <style:text-properties fo:background-color="#ff66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Standard">Finding in literature</text:p>
          </table:table-cell>
          <table:table-cell table:style-name="Table1.B1" office:value-type="string">
            <text:p text:style-name="Table_20_Contents">Can our model/hypothesis account for it?</text:p>
          </table:table-cell>
        </table:table-row>
        <table:table-row table:style-name="Table1.1">
          <table:table-cell table:style-name="Table1.A2" office:value-type="string">
            <text:p text:style-name="Standard">Van Stockum, 2008. <text:s/>Express saccades and direction errors are correlated, and NOT associated with neuropsych test scores. </text:p>
          </table:table-cell>
          <table:table-cell table:style-name="Table1.B2" office:value-type="string">
            <text:p text:style-name="Standard"><text:span text:style-name="T1">YES:</text:span> I get both of these using the strong-subcortical-loop manipulation, without having to interfere with the processing of cognitive regions, in early PD</text:p>
          </table:table-cell>
        </table:table-row>
        <table:table-row table:style-name="Table1.1">
          <table:table-cell table:style-name="Table1.A2" office:value-type="string">
            <text:p text:style-name="Standard">Cameron, 2012. <text:s/>No diffs in PFC activation in preparation period in PD vs Controls, but there IS a difference in PEF activation. <text:s/></text:p>
          </table:table-cell>
          <table:table-cell table:style-name="Table1.B2" office:value-type="string">
            <text:p text:style-name="Standard"><text:s/><text:span text:style-name="T1">YES (probably), </text:span>in later PD, if we can find a way of 'modelling' an fMRI result.</text:p>
          </table:table-cell>
        </table:table-row>
        <table:table-row table:style-name="Table1.1">
          <table:table-cell table:style-name="Table1.A2" office:value-type="string">
            <text:p text:style-name="Standard">Van Stockum 2008: Slow antisaccades and direction errors only weakly correlated. <text:s/></text:p>
          </table:table-cell>
          <table:table-cell table:style-name="Table1.B2" office:value-type="string">
            <text:p text:style-name="Standard"><text:span text:style-name="T2">MAYBE.</text:span> <text:s/>I expect these <text:span text:style-name="T3">are</text:span><text:span text:style-name="T4"> correlated in my model, BUT this may speak to the individual differences thing. <text:s/>The model could easily be made to have a less strong SC-loop, in which case there would be fewer errors, and slower antisaccades. <text:s/>Maybe I could do this simulation as a different 'individual' and pool the results???</text:span></text:p>
          </table:table-cell>
        </table:table-row>
        <table:table-row table:style-name="Table1.1">
          <table:table-cell table:style-name="Table1.A2" office:value-type="string">
            <text:p text:style-name="Standard"><text:span text:style-name="T4"><text:s/>Van Stockum, 2008: Timing errors are NOT correlated with direction errors.</text:span></text:p>
          </table:table-cell>
          <table:table-cell table:style-name="Table1.B2" office:value-type="string">
            <text:p text:style-name="Standard"><text:span text:style-name="T5">PROBABLY.</text:span><text:span text:style-name="T4"> <text:s/>Though I haven't done this task, timing errors more likely related to top down inhibition, whereas here, I think that direction errors are to do with a stronger SC loop. <text:s/>This implicates timing errors with PFC function more than direction errors, which explains the lack of correlation, and also ties in with the finding that timing errors were associated with low scores on WM and Visuo-Spatial perception, whereas direction errors were NOT.</text:span></text:p>
          </table:table-cell>
        </table:table-row>
        <table:table-row table:style-name="Table1.1">
          <table:table-cell table:style-name="Table1.A2" office:value-type="string">
            <text:p text:style-name="Table_20_Contents">Terao 2011, Van Stockum 2008: PD make either express or slow saccades, but not both.</text:p>
          </table:table-cell>
          <table:table-cell table:style-name="Table1.B2" office:value-type="string">
            <text:p text:style-name="Table_20_Contents"><text:span text:style-name="T6">PROBABLY.</text:span> <text:s/>By varying the strength of the 'compensatory' strong SC loop, you could get individuals tending either to express or slow saccades.</text:p>
          </table:table-cell>
        </table:table-row>
        <table:table-row table:style-name="Table1.1">
          <table:table-cell table:style-name="Table1.A2" office:value-type="string">
            <text:p text:style-name="Table_20_Contents">Terao 2011: Express saccades seem to disappear in later PD (weak finding?)</text:p>
          </table:table-cell>
          <table:table-cell table:style-name="Table1.B2" office:value-type="string">
            <text:p text:style-name="Table_20_Contents"><text:span text:style-name="T7">NOT SURE. </text:span><text:s/>Maybe not with current manipulation, which increases strength of SC loop further with increasing PD severity. <text:s/>But without this, had <text:span text:style-name="T3">reduced</text:span><text:span text:style-name="T4"> error rate in later PD?!</text:span></text:p>
          </table:table-cell>
        </table:table-row>
        <table:table-row table:style-name="Table1.1">
          <table:table-cell table:style-name="Table1.A2" office:value-type="string">
            <text:p text:style-name="Table_20_Contents">(source?!) AS errors increase with increasing PD severity, but express saccades may decrease</text:p>
          </table:table-cell>
          <table:table-cell table:style-name="Table1.B2" office:value-type="string">
            <text:p text:style-name="Table_20_Contents"><text:span text:style-name="T1">YES </text:span>to the first part, <text:span text:style-name="T8">NOT SURE</text:span> to the second (see above)</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01T18:09:45</meta:creation-date>
    <dc:language>en-GB</dc:language>
    <meta:editing-cycles>0</meta:editing-cycles>
    <meta:editing-duration>P0D</meta:editing-duration>
    <meta:document-statistic meta:table-count="1" meta:image-count="0" meta:object-count="0" meta:page-count="1" meta:paragraph-count="16" meta:word-count="339" meta:character-count="2106" meta:non-whitespace-character-count="1766"/>
    <meta:generator>LibreOffice/6.4.7.2$Linux_X86_64 LibreOffice_project/40$Build-2</meta:generator>
  </office:meta>
</office:document-meta>
</file>